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var(--chakra-fonts-heading)" svg:font-family="var(--chakra-fonts-heading)" style:font-family-generic="roman" svg:panose-1="0 0 0 0 0 0 0 0 0 0"/>
    <style:font-face style:name="Segoe UI" svg:font-family="Segoe UI" style:font-family-generic="swiss" style:font-pitch="variable" svg:panose-1="2 11 5 2 4 2 4 2 2 3"/>
    <style:font-face style:name="Roboto Mono" svg:font-family="Roboto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border="0.0034in solid #000000" fo:padding="0in" style:shadow="none" fo:margin-top="0.0694in" fo:margin-bottom="0.0694in" fo:line-height="100%" fo:background-color="#03001E"/>
      <style:text-properties style:font-name="var(--chakra-fonts-heading)" style:font-name-asian="Times New Roman" style:font-name-complex="Times New Roman" fo:font-weight="bold" style:font-weight-asian="bold" style:font-weight-complex="bold" fo:color="#FFFFFF" style:letter-kerning="true" fo:font-size="24pt" style:font-size-asian="24pt" style:font-size-complex="24pt" style:language-asian="pt" style:country-asian="BR"/>
    </style:style>
    <style:style style:name="P2" style:parent-style-name="Normal" style:family="paragraph">
      <style:paragraph-properties fo:border="0.0034in solid #000000" fo:padding="0in" style:shadow="none" fo:margin-top="0.0694in" fo:margin-bottom="0.0694in" fo:line-height="100%" fo:background-color="#03001E"/>
      <style:text-properties style:font-name="var(--chakra-fonts-heading)" style:font-name-asian="Times New Roman" style:font-name-complex="Times New Roman" fo:font-weight="bold" style:font-weight-asian="bold" style:font-weight-complex="bold" fo:color="#FFFFFF" fo:font-size="18pt" style:font-size-asian="18pt" style:font-size-complex="18pt" style:language-asian="pt" style:country-asian="BR"/>
    </style:style>
    <style:style style:name="P3" style:parent-style-name="Normal" style:family="paragraph">
      <style:paragraph-properties fo:border="0.0034in solid #000000" fo:padding="0in" style:shadow="none" fo:margin-bottom="0.0694in" fo:line-height="100%" fo:background-color="#03001E"/>
    </style:style>
    <style:style style:name="T4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5" style:parent-style-name="Fonteparág.padrão" style:family="text">
      <style:text-properties style:font-name="Segoe UI" style:font-name-asian="Times New Roman" style:font-name-complex="Segoe UI" fo:font-style="italic" style:font-style-asian="italic" style:font-style-complex="italic" fo:color="#C1C0D1" fo:font-size="12pt" style:font-size-asian="12pt" style:font-size-complex="12pt" style:language-asian="pt" style:country-asian="BR"/>
    </style:style>
    <style:style style:name="T6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7" style:parent-style-name="Fonteparág.padrão" style:family="text">
      <style:text-properties style:font-name="Segoe UI" style:font-name-asian="Times New Roman" style:font-name-complex="Segoe UI" fo:font-style="italic" style:font-style-asian="italic" style:font-style-complex="italic" fo:color="#C1C0D1" fo:font-size="12pt" style:font-size-asian="12pt" style:font-size-complex="12pt" style:language-asian="pt" style:country-asian="BR"/>
    </style:style>
    <style:style style:name="T8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9" style:parent-style-name="Normal" style:family="paragraph">
      <style:paragraph-properties fo:border="0.0034in solid #000000" fo:padding="0in" style:shadow="none" fo:margin-top="0.0694in" fo:margin-bottom="0.0694in" fo:line-height="100%" fo:background-color="#03001E"/>
      <style:text-properties style:font-name="var(--chakra-fonts-heading)" style:font-name-asian="Times New Roman" style:font-name-complex="Times New Roman" fo:font-weight="bold" style:font-weight-asian="bold" style:font-weight-complex="bold" fo:color="#FFFFFF" fo:font-size="18pt" style:font-size-asian="18pt" style:font-size-complex="18pt" style:language-asian="pt" style:country-asian="BR"/>
    </style:style>
    <style:style style:name="P10" style:parent-style-name="Normal" style:family="paragraph">
      <style:paragraph-properties fo:border="0.0034in solid #000000" fo:padding="0in" style:shadow="none" fo:margin-bottom="0.0694in" fo:line-height="100%" fo:background-color="#03001E"/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11" style:parent-style-name="Normal" style:family="paragraph">
      <style:paragraph-properties fo:border="0.0034in solid #000000" fo:padding="0in" style:shadow="none" fo:margin-bottom="0.0694in" fo:line-height="100%" fo:background-color="#03001E"/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12" style:parent-style-name="Normal" style:family="paragraph">
      <style:paragraph-properties fo:border="0.0034in solid #000000" fo:padding="0in" style:shadow="none" fo:margin-top="0.0694in" fo:margin-bottom="0.0694in" fo:line-height="100%" fo:background-color="#03001E"/>
      <style:text-properties style:font-name="var(--chakra-fonts-heading)" style:font-name-asian="Times New Roman" style:font-name-complex="Times New Roman" fo:font-weight="bold" style:font-weight-asian="bold" style:font-weight-complex="bold" fo:color="#FFFFFF" fo:font-size="13.5pt" style:font-size-asian="13.5pt" style:font-size-complex="13.5pt" style:language-asian="pt" style:country-asian="BR"/>
    </style:style>
    <style:style style:name="P13" style:parent-style-name="Normal" style:family="paragraph">
      <style:paragraph-properties fo:border="0.0034in solid #000000" fo:padding-top="0in" fo:padding-left="0.2083in" fo:padding-bottom="0in" fo:padding-right="0in" style:shadow="none" fo:margin-bottom="0.0694in" fo:line-height="100%" fo:background-color="#03001E"/>
    </style:style>
    <style:style style:name="T14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15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16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17" style:parent-style-name="Normal" style:family="paragraph">
      <style:paragraph-properties fo:border="0.0034in solid #000000" fo:padding-top="0in" fo:padding-left="0.2083in" fo:padding-bottom="0in" fo:padding-right="0in" style:shadow="none" fo:margin-bottom="0.0694in" fo:line-height="100%" fo:background-color="#03001E"/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18" style:parent-style-name="Normal" style:family="paragraph">
      <style:paragraph-properties fo:border="0.0034in solid #000000" fo:padding-top="0in" fo:padding-left="0.2083in" fo:padding-bottom="0in" fo:padding-right="0in" style:shadow="none" fo:margin-bottom="0.0694in" fo:line-height="100%" fo:background-color="#03001E"/>
    </style:style>
    <style:style style:name="T19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20" style:parent-style-name="Fonteparág.padrão" style:family="text">
      <style:text-properties style:font-name="Roboto Mono" style:font-name-asian="Times New Roman" style:font-name-complex="Courier New" fo:color="#FF1675" fo:font-size="10pt" style:font-size-asian="10pt" style:font-size-complex="10pt" style:language-asian="pt" style:country-asian="BR"/>
    </style:style>
    <style:style style:name="T21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22" style:parent-style-name="Fonteparág.padrão" style:family="text">
      <style:text-properties style:font-name="Roboto Mono" style:font-name-asian="Times New Roman" style:font-name-complex="Courier New" fo:color="#FF1675" fo:font-size="10pt" style:font-size-asian="10pt" style:font-size-complex="10pt" style:language-asian="pt" style:country-asian="BR"/>
    </style:style>
    <style:style style:name="T23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24" style:parent-style-name="Normal" style:family="paragraph">
      <style:paragraph-properties fo:border="0.0034in solid #000000" fo:padding-top="0in" fo:padding-left="0.2083in" fo:padding-bottom="0in" fo:padding-right="0in" style:shadow="none" fo:margin-bottom="0in" fo:line-height="100%" fo:margin-left="0.5in" fo:background-color="#03001E">
        <style:tab-stops/>
      </style:paragraph-properties>
    </style:style>
    <style:style style:name="T25" style:parent-style-name="Fonteparág.padrão" style:family="text">
      <style:text-properties style:font-name="Roboto Mono" style:font-name-asian="Times New Roman" style:font-name-complex="Courier New" fo:color="#FF1675" fo:font-size="10pt" style:font-size-asian="10pt" style:font-size-complex="10pt" style:language-asian="pt" style:country-asian="BR"/>
    </style:style>
    <style:style style:name="P26" style:parent-style-name="Normal" style:family="paragraph">
      <style:paragraph-properties fo:border="0.0034in solid #000000" fo:padding-top="0in" fo:padding-left="0.2083in" fo:padding-bottom="0in" fo:padding-right="0in" style:shadow="none" fo:margin-bottom="0in" fo:line-height="100%" fo:margin-left="0.5in" fo:background-color="#03001E">
        <style:tab-stops/>
      </style:paragraph-properties>
    </style:style>
    <style:style style:name="T27" style:parent-style-name="Fonteparág.padrão" style:family="text">
      <style:text-properties style:font-name="Roboto Mono" style:font-name-asian="Times New Roman" style:font-name-complex="Courier New" fo:color="#FF1675" fo:font-size="10pt" style:font-size-asian="10pt" style:font-size-complex="10pt" style:language-asian="pt" style:country-asian="BR"/>
    </style:style>
    <style:style style:name="P28" style:parent-style-name="Normal" style:family="paragraph">
      <style:paragraph-properties fo:border="0.0034in solid #000000" fo:padding-top="0in" fo:padding-left="0.2083in" fo:padding-bottom="0in" fo:padding-right="0in" style:shadow="none" fo:margin-bottom="0.0694in" fo:line-height="100%" fo:background-color="#03001E"/>
    </style:style>
    <style:style style:name="T29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30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31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32" style:parent-style-name="Normal" style:family="paragraph">
      <style:paragraph-properties fo:border="0.0034in solid #000000" fo:padding="0in" style:shadow="none" fo:margin-top="0.0694in" fo:margin-bottom="0.0694in" fo:line-height="100%" fo:background-color="#03001E"/>
      <style:text-properties style:font-name="var(--chakra-fonts-heading)" style:font-name-asian="Times New Roman" style:font-name-complex="Times New Roman" fo:font-weight="bold" style:font-weight-asian="bold" style:font-weight-complex="bold" fo:color="#FFFFFF" fo:font-size="13.5pt" style:font-size-asian="13.5pt" style:font-size-complex="13.5pt" style:language-asian="pt" style:country-asian="BR"/>
    </style:style>
    <style:style style:name="P33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34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35" style:parent-style-name="Fonteparág.padrão" style:family="text">
      <style:text-properties style:font-name="Segoe UI" style:font-name-asian="Times New Roman" style:font-name-complex="Segoe UI" fo:font-style="italic" style:font-style-asian="italic" style:font-style-complex="italic" fo:color="#C1C0D1" fo:font-size="12pt" style:font-size-asian="12pt" style:font-size-complex="12pt" style:language-asian="pt" style:country-asian="BR"/>
    </style:style>
    <style:style style:name="T36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37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38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39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40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41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42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43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44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45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46" style:parent-style-name="Fonteparág.padrão" style:family="text">
      <style:text-properties style:font-name="Segoe UI" style:font-name-asian="Times New Roman" style:font-name-complex="Segoe UI" fo:font-style="italic" style:font-style-asian="italic" style:font-style-complex="italic" fo:color="#C1C0D1" fo:font-size="12pt" style:font-size-asian="12pt" style:font-size-complex="12pt" style:language-asian="pt" style:country-asian="BR"/>
    </style:style>
    <style:style style:name="T47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48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49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50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51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52" style:parent-style-name="Fonteparág.padrão" style:family="text">
      <style:text-properties style:font-name="Segoe UI" style:font-name-asian="Times New Roman" style:font-name-complex="Segoe UI" fo:font-style="italic" style:font-style-asian="italic" style:font-style-complex="italic" fo:color="#C1C0D1" fo:font-size="12pt" style:font-size-asian="12pt" style:font-size-complex="12pt" style:language-asian="pt" style:country-asian="BR"/>
    </style:style>
    <style:style style:name="T53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54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55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56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57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58" style:parent-style-name="Fonteparág.padrão" style:family="text">
      <style:text-properties style:font-name="Segoe UI" style:font-name-asian="Times New Roman" style:font-name-complex="Segoe UI" fo:font-style="italic" style:font-style-asian="italic" style:font-style-complex="italic" fo:color="#C1C0D1" fo:font-size="12pt" style:font-size-asian="12pt" style:font-size-complex="12pt" style:language-asian="pt" style:country-asian="BR"/>
    </style:style>
    <style:style style:name="T59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60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61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62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63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64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65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66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67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68" style:parent-style-name="Fonteparág.padrão" style:family="text">
      <style:text-properties style:font-name="Segoe UI" style:font-name-asian="Times New Roman" style:font-name-complex="Segoe UI" fo:font-style="italic" style:font-style-asian="italic" style:font-style-complex="italic" fo:color="#C1C0D1" fo:font-size="12pt" style:font-size-asian="12pt" style:font-size-complex="12pt" style:language-asian="pt" style:country-asian="BR"/>
    </style:style>
    <style:style style:name="T69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70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71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72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73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74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75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76" style:parent-style-name="Normal" style:family="paragraph">
      <style:paragraph-properties fo:border="0.0034in solid #000000" fo:padding="0in" style:shadow="none" fo:margin-top="0.0694in" fo:margin-bottom="0.0694in" fo:line-height="100%" fo:background-color="#03001E"/>
      <style:text-properties style:font-name="var(--chakra-fonts-heading)" style:font-name-asian="Times New Roman" style:font-name-complex="Times New Roman" fo:font-weight="bold" style:font-weight-asian="bold" style:font-weight-complex="bold" fo:color="#FFFFFF" fo:font-size="13.5pt" style:font-size-asian="13.5pt" style:font-size-complex="13.5pt" style:language-asian="pt" style:country-asian="BR"/>
    </style:style>
    <style:style style:name="P77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78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79" style:parent-style-name="Fonteparág.padrão" style:family="text">
      <style:text-properties style:font-name="Segoe UI" style:font-name-asian="Times New Roman" style:font-name-complex="Segoe UI" fo:font-style="italic" style:font-style-asian="italic" style:font-style-complex="italic" fo:color="#C1C0D1" fo:font-size="12pt" style:font-size-asian="12pt" style:font-size-complex="12pt" style:language-asian="pt" style:country-asian="BR"/>
    </style:style>
    <style:style style:name="T80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81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82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83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84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85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86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87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88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89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90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91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92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93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94" style:parent-style-name="Fonteparág.padrão" style:family="text">
      <style:text-properties style:font-name="Segoe UI" style:font-name-asian="Times New Roman" style:font-name-complex="Segoe UI" fo:font-style="italic" style:font-style-asian="italic" style:font-style-complex="italic" fo:color="#C1C0D1" fo:font-size="12pt" style:font-size-asian="12pt" style:font-size-complex="12pt" style:language-asian="pt" style:country-asian="BR"/>
    </style:style>
    <style:style style:name="T95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96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97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98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99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100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101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102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103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104" style:parent-style-name="Fonteparág.padrão" style:family="text">
      <style:text-properties style:font-name="Segoe UI" style:font-name-asian="Times New Roman" style:font-name-complex="Segoe UI" fo:font-style="italic" style:font-style-asian="italic" style:font-style-complex="italic" fo:color="#C1C0D1" fo:font-size="12pt" style:font-size-asian="12pt" style:font-size-complex="12pt" style:language-asian="pt" style:country-asian="BR"/>
    </style:style>
    <style:style style:name="T105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106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107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108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109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110" style:parent-style-name="Fonteparág.padrão" style:family="text">
      <style:text-properties style:font-name="Segoe UI" style:font-name-asian="Times New Roman" style:font-name-complex="Segoe UI" fo:font-style="italic" style:font-style-asian="italic" style:font-style-complex="italic" fo:color="#C1C0D1" fo:font-size="12pt" style:font-size-asian="12pt" style:font-size-complex="12pt" style:language-asian="pt" style:country-asian="BR"/>
    </style:style>
    <style:style style:name="T111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112" style:parent-style-name="Fonteparág.padrão" style:family="text">
      <style:text-properties style:font-name="Segoe UI" style:font-name-asian="Times New Roman" style:font-name-complex="Segoe UI" fo:font-style="italic" style:font-style-asian="italic" style:font-style-complex="italic" fo:color="#C1C0D1" fo:font-size="12pt" style:font-size-asian="12pt" style:font-size-complex="12pt" style:language-asian="pt" style:country-asian="BR"/>
    </style:style>
    <style:style style:name="T113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114" style:parent-style-name="Fonteparág.padrão" style:family="text">
      <style:text-properties style:font-name="Segoe UI" style:font-name-asian="Times New Roman" style:font-name-complex="Segoe UI" fo:font-style="italic" style:font-style-asian="italic" style:font-style-complex="italic" fo:color="#C1C0D1" fo:font-size="12pt" style:font-size-asian="12pt" style:font-size-complex="12pt" style:language-asian="pt" style:country-asian="BR"/>
    </style:style>
    <style:style style:name="T115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116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117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118" style:parent-style-name="Fonteparág.padrão" style:family="text">
      <style:text-properties style:font-name="Segoe UI" style:font-name-asian="Times New Roman" style:font-name-complex="Segoe UI" fo:font-style="italic" style:font-style-asian="italic" style:font-style-complex="italic" fo:color="#C1C0D1" fo:font-size="12pt" style:font-size-asian="12pt" style:font-size-complex="12pt" style:language-asian="pt" style:country-asian="BR"/>
    </style:style>
    <style:style style:name="T119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120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121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122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123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124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125" style:parent-style-name="Fonteparág.padrão" style:family="text">
      <style:text-properties style:font-name="Segoe UI" style:font-name-asian="Times New Roman" style:font-name-complex="Segoe UI" fo:font-style="italic" style:font-style-asian="italic" style:font-style-complex="italic" fo:color="#C1C0D1" fo:font-size="12pt" style:font-size-asian="12pt" style:font-size-complex="12pt" style:language-asian="pt" style:country-asian="BR"/>
    </style:style>
    <style:style style:name="T126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127" style:parent-style-name="Fonteparág.padrão" style:family="text">
      <style:text-properties style:font-name="Segoe UI" style:font-name-asian="Times New Roman" style:font-name-complex="Segoe UI" fo:font-style="italic" style:font-style-asian="italic" style:font-style-complex="italic" fo:color="#C1C0D1" fo:font-size="12pt" style:font-size-asian="12pt" style:font-size-complex="12pt" style:language-asian="pt" style:country-asian="BR"/>
    </style:style>
    <style:style style:name="T128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129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130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131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132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133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134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135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136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137" style:parent-style-name="Normal" style:family="paragraph">
      <style:paragraph-properties fo:border="0.0034in solid #000000" fo:padding="0in" style:shadow="none" fo:margin-top="0.0694in" fo:margin-bottom="0.0694in" fo:line-height="100%" fo:background-color="#03001E"/>
      <style:text-properties style:font-name="var(--chakra-fonts-heading)" style:font-name-asian="Times New Roman" style:font-name-complex="Times New Roman" fo:font-weight="bold" style:font-weight-asian="bold" style:font-weight-complex="bold" fo:color="#FFFFFF" fo:font-size="13.5pt" style:font-size-asian="13.5pt" style:font-size-complex="13.5pt" style:language-asian="pt" style:country-asian="BR"/>
    </style:style>
    <style:style style:name="P138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139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140" style:parent-style-name="Fonteparág.padrão" style:family="text">
      <style:text-properties style:font-name="Segoe UI" style:font-name-asian="Times New Roman" style:font-name-complex="Segoe UI" fo:font-style="italic" style:font-style-asian="italic" style:font-style-complex="italic" fo:color="#C1C0D1" fo:font-size="12pt" style:font-size-asian="12pt" style:font-size-complex="12pt" style:language-asian="pt" style:country-asian="BR"/>
    </style:style>
    <style:style style:name="T141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142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143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144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145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146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147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148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149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150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151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152" style:parent-style-name="Fonteparág.padrão" style:family="text">
      <style:text-properties style:font-name="Segoe UI" style:font-name-asian="Times New Roman" style:font-name-complex="Segoe UI" fo:font-style="italic" style:font-style-asian="italic" style:font-style-complex="italic" fo:color="#C1C0D1" fo:font-size="12pt" style:font-size-asian="12pt" style:font-size-complex="12pt" style:language-asian="pt" style:country-asian="BR"/>
    </style:style>
    <style:style style:name="T153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154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155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156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157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158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159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160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161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162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163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164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165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166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167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168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169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170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171" style:parent-style-name="Fonteparág.padrão" style:family="text">
      <style:text-properties style:font-name="Segoe UI" style:font-name-asian="Times New Roman" style:font-name-complex="Segoe UI" fo:font-style="italic" style:font-style-asian="italic" style:font-style-complex="italic" fo:color="#C1C0D1" fo:font-size="12pt" style:font-size-asian="12pt" style:font-size-complex="12pt" style:language-asian="pt" style:country-asian="BR"/>
    </style:style>
    <style:style style:name="T172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173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174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175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176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177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178" style:parent-style-name="Fonteparág.padrão" style:family="text">
      <style:text-properties style:font-name="Segoe UI" style:font-name-asian="Times New Roman" style:font-name-complex="Segoe UI" fo:font-style="italic" style:font-style-asian="italic" style:font-style-complex="italic" fo:color="#C1C0D1" fo:font-size="12pt" style:font-size-asian="12pt" style:font-size-complex="12pt" style:language-asian="pt" style:country-asian="BR"/>
    </style:style>
    <style:style style:name="T179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180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181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182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183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184" style:parent-style-name="Fonteparág.padrão" style:family="text">
      <style:text-properties style:font-name="Segoe UI" style:font-name-asian="Times New Roman" style:font-name-complex="Segoe UI" fo:font-style="italic" style:font-style-asian="italic" style:font-style-complex="italic" fo:color="#C1C0D1" fo:font-size="12pt" style:font-size-asian="12pt" style:font-size-complex="12pt" style:language-asian="pt" style:country-asian="BR"/>
    </style:style>
    <style:style style:name="T185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186" style:parent-style-name="Fonteparág.padrão" style:family="text">
      <style:text-properties style:font-name="Segoe UI" style:font-name-asian="Times New Roman" style:font-name-complex="Segoe UI" fo:font-style="italic" style:font-style-asian="italic" style:font-style-complex="italic" fo:color="#C1C0D1" fo:font-size="12pt" style:font-size-asian="12pt" style:font-size-complex="12pt" style:language-asian="pt" style:country-asian="BR"/>
    </style:style>
    <style:style style:name="T187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188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189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190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191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192" style:parent-style-name="Fonteparág.padrão" style:family="text">
      <style:text-properties style:font-name="Segoe UI" style:font-name-asian="Times New Roman" style:font-name-complex="Segoe UI" fo:font-style="italic" style:font-style-asian="italic" style:font-style-complex="italic" fo:color="#C1C0D1" fo:font-size="12pt" style:font-size-asian="12pt" style:font-size-complex="12pt" style:language-asian="pt" style:country-asian="BR"/>
    </style:style>
    <style:style style:name="T193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194" style:parent-style-name="Normal" style:family="paragraph">
      <style:paragraph-properties fo:border="0.0034in solid #000000" fo:padding="0in" style:shadow="none" fo:margin-bottom="0.0694in" fo:line-height="100%" fo:background-color="#03001E"/>
    </style:style>
    <style:style style:name="T195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196" style:parent-style-name="Fonteparág.padrão" style:family="text">
      <style:text-properties style:font-name="Segoe UI" style:font-name-asian="Times New Roman" style:font-name-complex="Segoe UI" fo:font-style="italic" style:font-style-asian="italic" style:font-style-complex="italic" fo:color="#C1C0D1" fo:font-size="12pt" style:font-size-asian="12pt" style:font-size-complex="12pt" style:language-asian="pt" style:country-asian="BR"/>
    </style:style>
    <style:style style:name="T197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198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199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200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201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202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203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204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205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206" style:parent-style-name="Fonteparág.padrão" style:family="text">
      <style:text-properties style:font-name="Segoe UI" style:font-name-asian="Times New Roman" style:font-name-complex="Segoe UI" fo:font-style="italic" style:font-style-asian="italic" style:font-style-complex="italic" fo:color="#C1C0D1" fo:font-size="12pt" style:font-size-asian="12pt" style:font-size-complex="12pt" style:language-asian="pt" style:country-asian="BR"/>
    </style:style>
    <style:style style:name="T207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208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209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210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211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212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213" style:parent-style-name="Fonteparág.padrão" style:family="text">
      <style:text-properties style:font-name="Segoe UI" style:font-name-asian="Times New Roman" style:font-name-complex="Segoe UI" fo:font-style="italic" style:font-style-asian="italic" style:font-style-complex="italic" fo:color="#C1C0D1" fo:font-size="12pt" style:font-size-asian="12pt" style:font-size-complex="12pt" style:language-asian="pt" style:country-asian="BR"/>
    </style:style>
    <style:style style:name="T214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215" style:parent-style-name="Fonteparág.padrão" style:family="text">
      <style:text-properties style:font-name="Segoe UI" style:font-name-asian="Times New Roman" style:font-name-complex="Segoe UI" fo:font-style="italic" style:font-style-asian="italic" style:font-style-complex="italic" fo:color="#C1C0D1" fo:font-size="12pt" style:font-size-asian="12pt" style:font-size-complex="12pt" style:language-asian="pt" style:country-asian="BR"/>
    </style:style>
    <style:style style:name="T216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217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218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219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220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221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222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223" style:parent-style-name="Fonteparág.padrão" style:family="text">
      <style:text-properties style:font-name="Segoe UI" style:font-name-asian="Times New Roman" style:font-name-complex="Segoe UI" fo:font-style="italic" style:font-style-asian="italic" style:font-style-complex="italic" fo:color="#C1C0D1" fo:font-size="12pt" style:font-size-asian="12pt" style:font-size-complex="12pt" style:language-asian="pt" style:country-asian="BR"/>
    </style:style>
    <style:style style:name="T224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225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226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227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228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229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230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231" style:parent-style-name="Normal" style:family="paragraph">
      <style:paragraph-properties fo:border="0.0034in solid #000000" fo:padding-top="0in" fo:padding-left="0.2083in" fo:padding-bottom="0in" fo:padding-right="0in" style:shadow="none" fo:margin-bottom="0.0694in" fo:line-height="100%" fo:margin-left="0.5in" fo:background-color="#03001E">
        <style:tab-stops/>
      </style:paragraph-properties>
    </style:style>
    <style:style style:name="T232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0.5pt" style:font-size-asian="10.5pt" style:font-size-complex="10.5pt" style:language-asian="pt" style:country-asian="BR"/>
    </style:style>
    <style:style style:name="T233" style:parent-style-name="Fonteparág.padrão" style:family="text">
      <style:text-properties style:font-name="Segoe UI" style:font-name-asian="Times New Roman" style:font-name-complex="Segoe UI" fo:color="#C1C0D1" fo:font-size="10.5pt" style:font-size-asian="10.5pt" style:font-size-complex="10.5pt" style:language-asian="pt" style:country-asian="BR"/>
    </style:style>
    <style:style style:name="P234" style:parent-style-name="Normal" style:family="paragraph">
      <style:paragraph-properties fo:border="0.0034in solid #000000" fo:padding="0in" style:shadow="none" fo:margin-top="0.0694in" fo:margin-bottom="0.0694in" fo:line-height="100%" fo:background-color="#03001E"/>
      <style:text-properties style:font-name="var(--chakra-fonts-heading)" style:font-name-asian="Times New Roman" style:font-name-complex="Times New Roman" fo:font-weight="bold" style:font-weight-asian="bold" style:font-weight-complex="bold" fo:color="#FFFFFF" fo:font-size="13.5pt" style:font-size-asian="13.5pt" style:font-size-complex="13.5pt" style:language-asian="pt" style:country-asian="BR"/>
    </style:style>
    <style:style style:name="P235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236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237" style:parent-style-name="Fonteparág.padrão" style:family="text">
      <style:text-properties style:font-name="Segoe UI" style:font-name-asian="Times New Roman" style:font-name-complex="Segoe UI" fo:font-style="italic" style:font-style-asian="italic" style:font-style-complex="italic" fo:color="#C1C0D1" fo:font-size="12pt" style:font-size-asian="12pt" style:font-size-complex="12pt" style:language-asian="pt" style:country-asian="BR"/>
    </style:style>
    <style:style style:name="T238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239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240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241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242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243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244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245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246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247" style:parent-style-name="Fonteparág.padrão" style:family="text">
      <style:text-properties style:font-name="Segoe UI" style:font-name-asian="Times New Roman" style:font-name-complex="Segoe UI" fo:font-style="italic" style:font-style-asian="italic" style:font-style-complex="italic" fo:color="#C1C0D1" fo:font-size="12pt" style:font-size-asian="12pt" style:font-size-complex="12pt" style:language-asian="pt" style:country-asian="BR"/>
    </style:style>
    <style:style style:name="T248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249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250" style:parent-style-name="Normal" style:family="paragraph">
      <style:paragraph-properties fo:border="0.0034in solid #000000" fo:padding-top="0in" fo:padding-left="0.2083in" fo:padding-bottom="0in" fo:padding-right="0in" style:shadow="none" fo:margin-bottom="0.0694in" fo:line-height="100%" fo:margin-left="0.5in" fo:background-color="#03001E">
        <style:tab-stops/>
      </style:paragraph-properties>
    </style:style>
    <style:style style:name="T251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0.5pt" style:font-size-asian="10.5pt" style:font-size-complex="10.5pt" style:language-asian="pt" style:country-asian="BR"/>
    </style:style>
    <style:style style:name="T252" style:parent-style-name="Fonteparág.padrão" style:family="text">
      <style:text-properties style:font-name="Segoe UI" style:font-name-asian="Times New Roman" style:font-name-complex="Segoe UI" fo:color="#C1C0D1" fo:font-size="10.5pt" style:font-size-asian="10.5pt" style:font-size-complex="10.5pt" style:language-asian="pt" style:country-asian="BR"/>
    </style:style>
    <style:style style:name="P253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254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255" style:parent-style-name="Fonteparág.padrão" style:family="text">
      <style:text-properties style:font-name="Segoe UI" style:font-name-asian="Times New Roman" style:font-name-complex="Segoe UI" fo:font-style="italic" style:font-style-asian="italic" style:font-style-complex="italic" fo:color="#C1C0D1" fo:font-size="12pt" style:font-size-asian="12pt" style:font-size-complex="12pt" style:language-asian="pt" style:country-asian="BR"/>
    </style:style>
    <style:style style:name="T256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257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258" style:parent-style-name="Normal" style:family="paragraph">
      <style:paragraph-properties fo:border="0.0034in solid #000000" fo:padding="0in" style:shadow="none" fo:margin-top="0.0694in" fo:margin-bottom="0.0694in" fo:line-height="100%" fo:background-color="#03001E"/>
      <style:text-properties style:font-name="var(--chakra-fonts-heading)" style:font-name-asian="Times New Roman" style:font-name-complex="Times New Roman" fo:font-weight="bold" style:font-weight-asian="bold" style:font-weight-complex="bold" fo:color="#FFFFFF" fo:font-size="13.5pt" style:font-size-asian="13.5pt" style:font-size-complex="13.5pt" style:language-asian="pt" style:country-asian="BR"/>
    </style:style>
    <style:style style:name="P259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260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261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262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263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264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265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266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267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268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269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270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271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272" style:parent-style-name="Fonteparág.padrão" style:family="text">
      <style:text-properties style:font-name="Segoe UI" style:font-name-asian="Times New Roman" style:font-name-complex="Segoe UI" fo:font-style="italic" style:font-style-asian="italic" style:font-style-complex="italic" fo:color="#C1C0D1" fo:font-size="12pt" style:font-size-asian="12pt" style:font-size-complex="12pt" style:language-asian="pt" style:country-asian="BR"/>
    </style:style>
    <style:style style:name="T273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274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275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276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277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278" style:parent-style-name="Fonteparág.padrão" style:family="text">
      <style:text-properties style:font-name="Segoe UI" style:font-name-asian="Times New Roman" style:font-name-complex="Segoe UI" fo:font-style="italic" style:font-style-asian="italic" style:font-style-complex="italic" fo:color="#C1C0D1" fo:font-size="12pt" style:font-size-asian="12pt" style:font-size-complex="12pt" style:language-asian="pt" style:country-asian="BR"/>
    </style:style>
    <style:style style:name="T279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280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281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282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283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284" style:parent-style-name="Fonteparág.padrão" style:family="text">
      <style:text-properties style:font-name="Segoe UI" style:font-name-asian="Times New Roman" style:font-name-complex="Segoe UI" fo:font-style="italic" style:font-style-asian="italic" style:font-style-complex="italic" fo:color="#C1C0D1" fo:font-size="12pt" style:font-size-asian="12pt" style:font-size-complex="12pt" style:language-asian="pt" style:country-asian="BR"/>
    </style:style>
    <style:style style:name="T285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286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287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288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289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290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291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292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293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294" style:parent-style-name="Fonteparág.padrão" style:family="text">
      <style:text-properties style:font-name="Segoe UI" style:font-name-asian="Times New Roman" style:font-name-complex="Segoe UI" fo:font-style="italic" style:font-style-asian="italic" style:font-style-complex="italic" fo:color="#C1C0D1" fo:font-size="12pt" style:font-size-asian="12pt" style:font-size-complex="12pt" style:language-asian="pt" style:country-asian="BR"/>
    </style:style>
    <style:style style:name="T295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296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297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298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299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300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301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302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303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304" style:parent-style-name="Fonteparág.padrão" style:family="text">
      <style:text-properties style:font-name="Segoe UI" style:font-name-asian="Times New Roman" style:font-name-complex="Segoe UI" fo:font-style="italic" style:font-style-asian="italic" style:font-style-complex="italic" fo:color="#C1C0D1" fo:font-size="12pt" style:font-size-asian="12pt" style:font-size-complex="12pt" style:language-asian="pt" style:country-asian="BR"/>
    </style:style>
    <style:style style:name="T305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306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307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308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309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310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311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312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313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314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315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316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317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318" style:parent-style-name="Fonteparág.padrão" style:family="text">
      <style:text-properties style:font-name="Segoe UI" style:font-name-asian="Times New Roman" style:font-name-complex="Segoe UI" fo:font-style="italic" style:font-style-asian="italic" style:font-style-complex="italic" fo:color="#C1C0D1" fo:font-size="12pt" style:font-size-asian="12pt" style:font-size-complex="12pt" style:language-asian="pt" style:country-asian="BR"/>
    </style:style>
    <style:style style:name="T319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320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321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322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323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324" style:parent-style-name="Fonteparág.padrão" style:family="text">
      <style:text-properties style:font-name="Segoe UI" style:font-name-asian="Times New Roman" style:font-name-complex="Segoe UI" fo:font-style="italic" style:font-style-asian="italic" style:font-style-complex="italic" fo:color="#C1C0D1" fo:font-size="12pt" style:font-size-asian="12pt" style:font-size-complex="12pt" style:language-asian="pt" style:country-asian="BR"/>
    </style:style>
    <style:style style:name="T325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326" style:parent-style-name="Fonteparág.padrão" style:family="text">
      <style:text-properties style:font-name="Segoe UI" style:font-name-asian="Times New Roman" style:font-name-complex="Segoe UI" fo:font-style="italic" style:font-style-asian="italic" style:font-style-complex="italic" fo:color="#C1C0D1" fo:font-size="12pt" style:font-size-asian="12pt" style:font-size-complex="12pt" style:language-asian="pt" style:country-asian="BR"/>
    </style:style>
    <style:style style:name="T327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328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329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330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331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332" style:parent-style-name="Fonteparág.padrão" style:family="text">
      <style:text-properties style:font-name="Segoe UI" style:font-name-asian="Times New Roman" style:font-name-complex="Segoe UI" fo:font-style="italic" style:font-style-asian="italic" style:font-style-complex="italic" fo:color="#C1C0D1" fo:font-size="12pt" style:font-size-asian="12pt" style:font-size-complex="12pt" style:language-asian="pt" style:country-asian="BR"/>
    </style:style>
    <style:style style:name="T333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334" style:parent-style-name="Fonteparág.padrão" style:family="text">
      <style:text-properties style:font-name="Segoe UI" style:font-name-asian="Times New Roman" style:font-name-complex="Segoe UI" fo:font-style="italic" style:font-style-asian="italic" style:font-style-complex="italic" fo:color="#C1C0D1" fo:font-size="12pt" style:font-size-asian="12pt" style:font-size-complex="12pt" style:language-asian="pt" style:country-asian="BR"/>
    </style:style>
    <style:style style:name="T335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336" style:parent-style-name="Normal" style:family="paragraph">
      <style:paragraph-properties fo:border="0.0034in solid #000000" fo:padding-top="0in" fo:padding-left="0.2083in" fo:padding-bottom="0in" fo:padding-right="0in" style:shadow="none" fo:margin-bottom="0.0694in" fo:line-height="100%" fo:margin-left="0.5in" fo:background-color="#03001E">
        <style:tab-stops/>
      </style:paragraph-properties>
    </style:style>
    <style:style style:name="T337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0.5pt" style:font-size-asian="10.5pt" style:font-size-complex="10.5pt" style:language-asian="pt" style:country-asian="BR"/>
    </style:style>
    <style:style style:name="T338" style:parent-style-name="Fonteparág.padrão" style:family="text">
      <style:text-properties style:font-name="Segoe UI" style:font-name-asian="Times New Roman" style:font-name-complex="Segoe UI" fo:color="#C1C0D1" fo:font-size="10.5pt" style:font-size-asian="10.5pt" style:font-size-complex="10.5pt" style:language-asian="pt" style:country-asian="BR"/>
    </style:style>
    <style:style style:name="P339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340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341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342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343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344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345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346" style:parent-style-name="Fonteparág.padrão" style:family="text">
      <style:text-properties style:font-name="Segoe UI" style:font-name-asian="Times New Roman" style:font-name-complex="Segoe UI" fo:font-style="italic" style:font-style-asian="italic" style:font-style-complex="italic" fo:color="#C1C0D1" fo:font-size="12pt" style:font-size-asian="12pt" style:font-size-complex="12pt" style:language-asian="pt" style:country-asian="BR"/>
    </style:style>
    <style:style style:name="T347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348" style:parent-style-name="Normal" style:family="paragraph">
      <style:paragraph-properties fo:border="0.0034in solid #000000" fo:padding="0in" style:shadow="none" fo:margin-top="0.0694in" fo:margin-bottom="0.0694in" fo:line-height="100%" fo:background-color="#03001E"/>
      <style:text-properties style:font-name="var(--chakra-fonts-heading)" style:font-name-asian="Times New Roman" style:font-name-complex="Times New Roman" fo:font-weight="bold" style:font-weight-asian="bold" style:font-weight-complex="bold" fo:color="#FFFFFF" fo:font-size="18pt" style:font-size-asian="18pt" style:font-size-complex="18pt" style:language-asian="pt" style:country-asian="BR"/>
    </style:style>
    <style:style style:name="P349" style:parent-style-name="Normal" style:family="paragraph">
      <style:paragraph-properties fo:border="0.0034in solid #000000" fo:padding="0in" style:shadow="none" fo:margin-bottom="0.0694in" fo:line-height="100%" fo:background-color="#03001E"/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</office:automatic-styles>
  <office:body>
    <office:text text:use-soft-page-breaks="true">
      <text:h text:style-name="P1" text:outline-level="1">Creating a Load-Balanced Managed Instance Group on Google Cloud Platform</text:h>
      <text:h text:style-name="P2" text:outline-level="2">Introduction</text:h>
      <text:p text:style-name="P3"><text:span text:style-name="T4">In this hands-on lab, we are going to experience creating a managed instance group using an instance template, creating an HTTP load balancer to act as the instance group frontend, and then updating our instance group from a </text:span><text:span text:style-name="T5">VERSION 1</text:span><text:span text:style-name="T6"> to </text:span><text:span text:style-name="T7">VERSION 2</text:span><text:span text:style-name="T8"> website.</text:span></text:p>
      <text:h text:style-name="P9" text:outline-level="2">Solution</text:h>
      <text:p text:style-name="P10">Begin by logging in to the GCP Console using the credentials provided on the hands-on lab page.</text:p>
      <text:p text:style-name="P11">Be sure to launch your lab in an incognito window (or other private browsing mode) in order to avoid issues with cached logins.</text:p>
      <text:h text:style-name="P12" text:outline-level="3">Create Custom Images from Our Initial Machines</text:h>
      <text:list text:style-name="LFO1" text:continue-numbering="true">
        <text:list-item>
          <text:p text:style-name="P13"><text:span text:style-name="T14">In the Console, navigate to </text:span><text:span text:style-name="T15">Compute Engine</text:span><text:span text:style-name="T16"> and stop the currently running instances.</text:span></text:p>
        </text:list-item>
        <text:list-item>
          <text:p text:style-name="P17">Open Cloud Shell from the top right-hand side corner.</text:p>
        </text:list-item>
        <text:list-item>
          <text:p text:style-name="P18"><text:span text:style-name="T19">Run the following commands in Cloud Shell to quickly create two custom images named </text:span><text:span text:style-name="T20">web-v1</text:span><text:span text:style-name="T21"> and </text:span><text:span text:style-name="T22">web-v2</text:span><text:span text:style-name="T23">:</text:span></text:p>
        </text:list-item>
      </text:list>
      <text:p text:style-name="P24"><text:span text:style-name="T25">gcloud compute images create web-v1 --family=webserver --source-disk=web-1 --source-disk-zone=us-central1-a<text:s/></text:span></text:p>
      <text:p text:style-name="P26"><text:span text:style-name="T27">gcloud compute images create web-v2 --family=webserver --source-disk=web-2 --source-disk-zone=us-central1-a<text:s/></text:span></text:p>
      <text:list text:style-name="LFO1" text:continue-numbering="true">
        <text:list-item>
          <text:p text:style-name="P28"><text:span text:style-name="T29">Click on </text:span><text:span text:style-name="T30">Images</text:span><text:span text:style-name="T31"> in the left-hand menu and verify that the images were created successfully.</text:span></text:p>
        </text:list-item>
      </text:list>
      <text:h text:style-name="P32" text:outline-level="3">Create a Managed Instance Template</text:h>
      <text:list text:style-name="LFO2" text:continue-numbering="true">
        <text:list-item>
          <text:p text:style-name="P33"><text:span text:style-name="T34">From the </text:span><text:span text:style-name="T35">Compute Engine</text:span><text:span text:style-name="T36"> menu, select </text:span><text:span text:style-name="T37">Instance templates</text:span><text:span text:style-name="T38">.</text:span></text:p>
        </text:list-item>
        <text:list-item>
          <text:p text:style-name="P39"><text:span text:style-name="T40">Click </text:span><text:span text:style-name="T41">CREATE INSTANCE TEMPLATE</text:span><text:span text:style-name="T42">.</text:span></text:p>
        </text:list-item>
        <text:list-item>
          <text:p text:style-name="P43">Name the instance template "instance-template-1" (most likely the default name).</text:p>
        </text:list-item>
        <text:list-item>
          <text:p text:style-name="P44"><text:span text:style-name="T45">Change the </text:span><text:span text:style-name="T46">Machine type</text:span><text:span text:style-name="T47"> to </text:span><text:span text:style-name="T48">e2-micro</text:span><text:span text:style-name="T49">.</text:span></text:p>
        </text:list-item>
        <text:list-item>
          <text:p text:style-name="P50"><text:span text:style-name="T51">Under </text:span><text:span text:style-name="T52">Boot disk</text:span><text:span text:style-name="T53">, click </text:span><text:span text:style-name="T54">Change</text:span><text:span text:style-name="T55">, click </text:span><text:span text:style-name="T56">Custom images</text:span><text:span text:style-name="T57">, and from the </text:span><text:span text:style-name="T58">Image</text:span><text:span text:style-name="T59"> dropdown, choose the </text:span><text:span text:style-name="T60">web-v1</text:span><text:span text:style-name="T61"> image that you created in the previous step.</text:span></text:p>
        </text:list-item>
        <text:list-item>
          <text:p text:style-name="P62"><text:span text:style-name="T63">Click </text:span><text:span text:style-name="T64">Select</text:span><text:span text:style-name="T65">.</text:span></text:p>
        </text:list-item>
        <text:list-item>
          <text:p text:style-name="P66"><text:span text:style-name="T67">Under </text:span><text:span text:style-name="T68">Firewall</text:span><text:span text:style-name="T69">, select </text:span><text:span text:style-name="T70">Allow HTTP traffic</text:span><text:span text:style-name="T71">.</text:span></text:p>
        </text:list-item>
        <text:list-item>
          <text:p text:style-name="P72"><text:span text:style-name="T73">Click </text:span><text:span text:style-name="T74">Create</text:span><text:span text:style-name="T75">.</text:span></text:p>
        </text:list-item>
      </text:list>
      <text:h text:style-name="P76" text:outline-level="3">Create a Managed Instance Group</text:h>
      <text:list text:style-name="LFO3" text:continue-numbering="true">
        <text:list-item>
          <text:p text:style-name="P77"><text:span text:style-name="T78">From the </text:span><text:span text:style-name="T79">Compute Engine</text:span><text:span text:style-name="T80"> menu, click </text:span><text:span text:style-name="T81">Instance groups</text:span><text:span text:style-name="T82">.</text:span></text:p>
        </text:list-item>
        <text:list-item>
          <text:p text:style-name="P83"><text:span text:style-name="T84">Click </text:span><text:span text:style-name="T85">CREATE INSTANCE GROUP</text:span><text:span text:style-name="T86">.</text:span></text:p>
        </text:list-item>
        <text:list-item>
          <text:p text:style-name="P87"><text:span text:style-name="T88">Leave the default selection of </text:span><text:span text:style-name="T89">New managed instance group (stateless)</text:span><text:span text:style-name="T90">.</text:span></text:p>
        </text:list-item>
        <text:list-item>
          <text:p text:style-name="P91">Name the group "web-group".</text:p>
        </text:list-item>
        <text:list-item>
          <text:p text:style-name="P92"><text:span text:style-name="T93">Under </text:span><text:span text:style-name="T94">Location</text:span><text:span text:style-name="T95">, choose </text:span><text:span text:style-name="T96">Single zone</text:span><text:span text:style-name="T97"> and, if the defaults aren't accurate, choose </text:span><text:span text:style-name="T98">us-east1</text:span><text:span text:style-name="T99"> for the region or a zone in </text:span><text:span text:style-name="T100">us-east1</text:span><text:span text:style-name="T101">.</text:span></text:p>
        </text:list-item>
        <text:list-item>
          <text:p text:style-name="P102"><text:span text:style-name="T103">Under </text:span><text:span text:style-name="T104">Instance template</text:span><text:span text:style-name="T105">, choose </text:span><text:span text:style-name="T106">instance-template-1</text:span><text:span text:style-name="T107">.</text:span></text:p>
        </text:list-item>
        <text:list-item>
          <text:p text:style-name="P108"><text:span text:style-name="T109">Under </text:span><text:span text:style-name="T110">Autoscaling</text:span><text:span text:style-name="T111">, set the </text:span><text:span text:style-name="T112">Minimum number of instances</text:span><text:span text:style-name="T113"> to 3 and the </text:span><text:span text:style-name="T114">Maximum number of instances</text:span><text:span text:style-name="T115"> to 5.</text:span></text:p>
        </text:list-item>
        <text:list-item>
          <text:p text:style-name="P116"><text:span text:style-name="T117">From the </text:span><text:span text:style-name="T118">Health check</text:span><text:span text:style-name="T119"> dropdown, select </text:span><text:span text:style-name="T120">Create a health check</text:span><text:span text:style-name="T121">.</text:span></text:p>
        </text:list-item>
        <text:list-item>
          <text:p text:style-name="P122">Name the health check "health-check-1".</text:p>
        </text:list-item>
        <text:list-item>
          <text:p text:style-name="P123"><text:span text:style-name="T124">Leave all the other settings at their defaults. Make sure that the </text:span><text:span text:style-name="T125">Protocol</text:span><text:span text:style-name="T126"> is set to TCP with a </text:span><text:span text:style-name="T127">Port</text:span><text:span text:style-name="T128"> value of 80.</text:span></text:p>
        </text:list-item>
        <text:list-item>
          <text:p text:style-name="P129"><text:span text:style-name="T130">Click </text:span><text:span text:style-name="T131">Save and continue</text:span><text:span text:style-name="T132">.</text:span></text:p>
        </text:list-item>
        <text:list-item>
          <text:p text:style-name="P133"><text:span text:style-name="T134">Back in the instance group menu, click </text:span><text:span text:style-name="T135">Create</text:span><text:span text:style-name="T136"> to create the group.</text:span></text:p>
        </text:list-item>
      </text:list>
      <text:h text:style-name="P137" text:outline-level="3">Create a Load Balancer</text:h>
      <text:list text:style-name="LFO4" text:continue-numbering="true">
        <text:list-item>
          <text:p text:style-name="P138"><text:span text:style-name="T139">From the top left menu, scroll down to </text:span><text:span text:style-name="T140">Networking</text:span><text:span text:style-name="T141">, click on </text:span><text:span text:style-name="T142">Network services</text:span><text:span text:style-name="T143">, and then click </text:span><text:span text:style-name="T144">Load balancing</text:span><text:span text:style-name="T145">.</text:span></text:p>
        </text:list-item>
        <text:list-item>
          <text:p text:style-name="P146"><text:span text:style-name="T147">Click </text:span><text:span text:style-name="T148">Create load balancer</text:span><text:span text:style-name="T149">.</text:span></text:p>
        </text:list-item>
        <text:list-item>
          <text:p text:style-name="P150"><text:span text:style-name="T151">Under </text:span><text:span text:style-name="T152">HTTP(S) Load Balancing</text:span><text:span text:style-name="T153">, click </text:span><text:span text:style-name="T154">START CONFIGURATION</text:span><text:span text:style-name="T155"> .</text:span></text:p>
        </text:list-item>
        <text:list-item>
          <text:p text:style-name="P156"><text:span text:style-name="T157">Click </text:span><text:span text:style-name="T158">From Internet to my VMs or serverless services</text:span><text:span text:style-name="T159">and</text:span><text:span text:style-name="T160">Global HTTP(S) Load Balancer (classic)</text:span><text:span text:style-name="T161"> then click </text:span><text:span text:style-name="T162">CONTINUE</text:span><text:span text:style-name="T163">.</text:span></text:p>
        </text:list-item>
        <text:list-item>
          <text:p text:style-name="P164">Name the load balancer "lb-1".</text:p>
        </text:list-item>
        <text:list-item>
          <text:p text:style-name="P165"><text:span text:style-name="T166">Click </text:span><text:span text:style-name="T167">Backend configuration</text:span><text:span text:style-name="T168">.</text:span></text:p>
        </text:list-item>
        <text:list-item>
          <text:p text:style-name="P169"><text:span text:style-name="T170">Click the </text:span><text:span text:style-name="T171">Backend services &amp; backend buckets</text:span><text:span text:style-name="T172"> menu and select </text:span><text:span text:style-name="T173">CREATE A BACKEND SERVICE</text:span><text:span text:style-name="T174">.</text:span></text:p>
        </text:list-item>
        <text:list-item>
          <text:p text:style-name="P175">Name the backend service "backend-1".</text:p>
        </text:list-item>
        <text:list-item>
          <text:p text:style-name="P176"><text:span text:style-name="T177">Under </text:span><text:span text:style-name="T178">Backend type</text:span><text:span text:style-name="T179">, make sure that </text:span><text:span text:style-name="T180">Instance groups</text:span><text:span text:style-name="T181"> is selected (should be the default).</text:span></text:p>
        </text:list-item>
        <text:list-item>
          <text:p text:style-name="P182"><text:span text:style-name="T183">Under the </text:span><text:span text:style-name="T184">New backend</text:span><text:span text:style-name="T185"> section, from the </text:span><text:span text:style-name="T186">Instance group</text:span><text:span text:style-name="T187"> dropdown menu, select the </text:span><text:span text:style-name="T188">web-group</text:span><text:span text:style-name="T189"> instance group.</text:span></text:p>
        </text:list-item>
        <text:list-item>
          <text:p text:style-name="P190"><text:span text:style-name="T191">Set the </text:span><text:span text:style-name="T192">Port numbers</text:span><text:span text:style-name="T193"> to 80.</text:span></text:p>
        </text:list-item>
      </text:list>
      <text:p text:style-name="P194"><text:span text:style-name="T195">1 From the </text:span><text:span text:style-name="T196">Health check</text:span><text:span text:style-name="T197"> dropdown menu, select the </text:span><text:span text:style-name="T198">health-check-1</text:span><text:span text:style-name="T199"> option you created earlier.</text:span></text:p>
      <text:list text:style-name="LFO5" text:continue-numbering="true">
        <text:list-item>
          <text:p text:style-name="P200"><text:span text:style-name="T201">Click </text:span><text:span text:style-name="T202">CREATE</text:span><text:span text:style-name="T203">.</text:span></text:p>
        </text:list-item>
        <text:list-item>
          <text:p text:style-name="P204"><text:span text:style-name="T205">In the </text:span><text:span text:style-name="T206">New HTTP(S) load balancer</text:span><text:span text:style-name="T207"> menu on the left, click </text:span><text:span text:style-name="T208">Frontend configuration</text:span><text:span text:style-name="T209">.</text:span></text:p>
        </text:list-item>
        <text:list-item>
          <text:p text:style-name="P210">Name the frontend "frontend-1".</text:p>
        </text:list-item>
        <text:list-item>
          <text:p text:style-name="P211"><text:span text:style-name="T212">Leave all the other settings at their defaults. Make sure that the </text:span><text:span text:style-name="T213">Protocol</text:span><text:span text:style-name="T214"> is set to HTTP with a </text:span><text:span text:style-name="T215">Port</text:span><text:span text:style-name="T216"> value of 80.</text:span></text:p>
        </text:list-item>
        <text:list-item>
          <text:p text:style-name="P217"><text:span text:style-name="T218">Click </text:span><text:span text:style-name="T219">DONE</text:span><text:span text:style-name="T220">.</text:span></text:p>
        </text:list-item>
        <text:list-item>
          <text:p text:style-name="P221"><text:span text:style-name="T222">In the </text:span><text:span text:style-name="T223">New HTTP(S) load balancer</text:span><text:span text:style-name="T224"> menu on the left, click </text:span><text:span text:style-name="T225">Review and finalize</text:span><text:span text:style-name="T226">.</text:span></text:p>
        </text:list-item>
        <text:list-item>
          <text:p text:style-name="P227"><text:span text:style-name="T228">If everything looks good, click </text:span><text:span text:style-name="T229">CREATE</text:span><text:span text:style-name="T230">.</text:span></text:p>
        </text:list-item>
      </text:list>
      <text:p text:style-name="P231"><text:span text:style-name="T232">Note</text:span><text:span text:style-name="T233">: It may take 5 to 10 minutes for the load balancer to fully initialize.</text:span></text:p>
      <text:h text:style-name="P234" text:outline-level="3">View the Load Balanced Website</text:h>
      <text:list text:style-name="LFO6" text:continue-numbering="true">
        <text:list-item>
          <text:p text:style-name="P235"><text:span text:style-name="T236">On the </text:span><text:span text:style-name="T237">Load balancing</text:span><text:span text:style-name="T238"> page, click </text:span><text:span text:style-name="T239">REFRESH</text:span><text:span text:style-name="T240">.</text:span></text:p>
        </text:list-item>
        <text:list-item>
          <text:p text:style-name="P241"><text:span text:style-name="T242">Click on </text:span><text:span text:style-name="T243">Frontends</text:span><text:span text:style-name="T244"> in the top menu.</text:span></text:p>
        </text:list-item>
        <text:list-item>
          <text:p text:style-name="P245"><text:span text:style-name="T246">The IP address for the frontend should be displayed in the </text:span><text:span text:style-name="T247">Address</text:span><text:span text:style-name="T248"> field. Copy the IP address.</text:span></text:p>
        </text:list-item>
        <text:list-item>
          <text:p text:style-name="P249">Open a new browser tab and paste the address into the address bar.</text:p>
        </text:list-item>
      </text:list>
      <text:p text:style-name="P250"><text:span text:style-name="T251">Note:</text:span><text:span text:style-name="T252"> If the site can't be displayed, give the load balancer a few more minutes to initialize.</text:span></text:p>
      <text:list text:style-name="LFO6" text:continue-numbering="true">
        <text:list-item>
          <text:p text:style-name="P253"><text:span text:style-name="T254">Once the website loads, verify that it displays </text:span><text:span text:style-name="T255">VERSION 1</text:span><text:span text:style-name="T256">, confirming that the load balancer has been created successfully using the appropriate instance group.</text:span></text:p>
        </text:list-item>
        <text:list-item>
          <text:p text:style-name="P257">Leave the browser tab open to refer to later.</text:p>
        </text:list-item>
      </text:list>
      <text:h text:style-name="P258" text:outline-level="3">Update the Instance Group to the Version 2 Website</text:h>
      <text:list text:style-name="LFO7" text:continue-numbering="true">
        <text:list-item>
          <text:p text:style-name="P259"><text:span text:style-name="T260">Back in the GCP Console, from the top left menu, click on </text:span><text:span text:style-name="T261">Compute Engine</text:span><text:span text:style-name="T262"> and then select </text:span><text:span text:style-name="T263">Instance templates</text:span><text:span text:style-name="T264">.</text:span></text:p>
        </text:list-item>
        <text:list-item>
          <text:p text:style-name="P265"><text:span text:style-name="T266">Click </text:span><text:span text:style-name="T267">CREATE INSTANCE TEMPLATE</text:span><text:span text:style-name="T268">.</text:span></text:p>
        </text:list-item>
        <text:list-item>
          <text:p text:style-name="P269">Name the instance template "instance-template-2".</text:p>
        </text:list-item>
        <text:list-item>
          <text:p text:style-name="P270"><text:span text:style-name="T271">Set the </text:span><text:span text:style-name="T272">Machine type</text:span><text:span text:style-name="T273"> to </text:span><text:span text:style-name="T274">e2-micro</text:span><text:span text:style-name="T275">.</text:span></text:p>
        </text:list-item>
        <text:list-item>
          <text:p text:style-name="P276"><text:span text:style-name="T277">Under </text:span><text:span text:style-name="T278">Boot disk</text:span><text:span text:style-name="T279">, click </text:span><text:span text:style-name="T280">Change</text:span><text:span text:style-name="T281">, click </text:span><text:span text:style-name="T282">Custom images</text:span><text:span text:style-name="T283">, and from the </text:span><text:span text:style-name="T284">Image</text:span><text:span text:style-name="T285"> dropdown, choose the </text:span><text:span text:style-name="T286">web-v2</text:span><text:span text:style-name="T287"> image.</text:span></text:p>
        </text:list-item>
        <text:list-item>
          <text:p text:style-name="P288"><text:span text:style-name="T289">Click </text:span><text:span text:style-name="T290">Select</text:span><text:span text:style-name="T291">.</text:span></text:p>
        </text:list-item>
        <text:list-item>
          <text:p text:style-name="P292"><text:span text:style-name="T293">Under </text:span><text:span text:style-name="T294">Firewall</text:span><text:span text:style-name="T295">, select </text:span><text:span text:style-name="T296">Allow HTTP traffic</text:span><text:span text:style-name="T297">.</text:span></text:p>
        </text:list-item>
        <text:list-item>
          <text:p text:style-name="P298"><text:span text:style-name="T299">Click </text:span><text:span text:style-name="T300">Create</text:span><text:span text:style-name="T301">.</text:span></text:p>
        </text:list-item>
        <text:list-item>
          <text:p text:style-name="P302"><text:span text:style-name="T303">In the </text:span><text:span text:style-name="T304">Compute Engine</text:span><text:span text:style-name="T305"> menu, click </text:span><text:span text:style-name="T306">Instance groups</text:span><text:span text:style-name="T307">.</text:span></text:p>
        </text:list-item>
        <text:list-item>
          <text:p text:style-name="P308"><text:span text:style-name="T309">Click on </text:span><text:span text:style-name="T310">web-group</text:span><text:span text:style-name="T311"> in the list.</text:span></text:p>
        </text:list-item>
        <text:list-item>
          <text:p text:style-name="P312"><text:span text:style-name="T313">Click </text:span><text:span text:style-name="T314">UPDATE VMS</text:span><text:span text:style-name="T315"> in the top menu.</text:span></text:p>
        </text:list-item>
        <text:list-item>
          <text:p text:style-name="P316"><text:span text:style-name="T317">From the </text:span><text:span text:style-name="T318">Template</text:span><text:span text:style-name="T319"> dropdown, select </text:span><text:span text:style-name="T320">instance-template-2</text:span><text:span text:style-name="T321">.</text:span></text:p>
        </text:list-item>
        <text:list-item>
          <text:p text:style-name="P322"><text:span text:style-name="T323">Under </text:span><text:span text:style-name="T324">Update configuration</text:span><text:span text:style-name="T325">, click the dropdown to enable the </text:span><text:span text:style-name="T326">Update type</text:span><text:span text:style-name="T327"> menu, and select </text:span><text:span text:style-name="T328">Automatic</text:span><text:span text:style-name="T329">.</text:span></text:p>
        </text:list-item>
        <text:list-item>
          <text:p text:style-name="P330"><text:span text:style-name="T331">Leave all the other settings at their defaults. Make sure that the </text:span><text:span text:style-name="T332">Temporary additonal instances</text:span><text:span text:style-name="T333"> (maximum surge) and </text:span><text:span text:style-name="T334">Maximum unavailable instances</text:span><text:span text:style-name="T335"> options are set to 1 instance.</text:span></text:p>
        </text:list-item>
      </text:list>
      <text:p text:style-name="P336"><text:span text:style-name="T337">Note</text:span><text:span text:style-name="T338">: If you were to use a multi-zone group vs. a single-zone group, you would be more restricted in regards to the surge/max unavailable settings.</text:span></text:p>
      <text:list text:style-name="LFO7" text:continue-numbering="true">
        <text:list-item>
          <text:p text:style-name="P339"><text:span text:style-name="T340">Click </text:span><text:span text:style-name="T341">UPDATE VMS</text:span><text:span text:style-name="T342">.</text:span></text:p>
        </text:list-item>
        <text:list-item>
          <text:p text:style-name="P343">Navigate back to the browser tab where you accessed the load balancer via its IP address and refresh the page.</text:p>
        </text:list-item>
        <text:list-item>
          <text:p text:style-name="P344"><text:span text:style-name="T345">After about 13 minutes, verify that the website eventually displays </text:span><text:span text:style-name="T346">VERSION 2</text:span><text:span text:style-name="T347">, confirming that the instance group has been updated successfully.</text:span></text:p>
        </text:list-item>
      </text:list>
      <text:h text:style-name="P348" text:outline-level="2">Conclusion</text:h>
      <text:p text:style-name="P349">Congratulations — you've completed this hands-on la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var(--chakra-fonts-heading)" svg:font-family="var(--chakra-fonts-heading)" style:font-family-generic="roman" svg:panose-1="0 0 0 0 0 0 0 0 0 0"/>
    <style:font-face style:name="Segoe UI" svg:font-family="Segoe UI" style:font-family-generic="swiss" style:font-pitch="variable" svg:panose-1="2 11 5 2 4 2 4 2 2 3"/>
    <style:font-face style:name="Roboto Mono" svg:font-family="Roboto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pt" style:country-asian="BR" fo:hyphenate="false"/>
    </style:style>
    <style:style style:name="Título2" style:display-name="Título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pt" style:country-asian="BR" fo:hyphenate="false"/>
    </style:style>
    <style:style style:name="Título3" style:display-name="Título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BR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pt" style:country-asian="BR"/>
    </style:style>
    <style:style style:name="Título2Char" style:display-name="Título 2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pt" style:country-asian="BR"/>
    </style:style>
    <style:style style:name="Título3Char" style:display-name="Título 3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BR"/>
    </style:style>
    <style:style style:name="chakra-text" style:display-name="chakra-text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fo:hyphenate="false"/>
    </style:style>
    <style:style style:name="Ênfase" style:display-name="Ênfase" style:family="text" style:parent-style-name="Fonteparág.padrão">
      <style:text-properties fo:font-style="italic" style:font-style-asian="italic" style:font-style-complex="italic"/>
    </style:style>
    <style:style style:name="css-cvpopp" style:display-name="css-cvpopp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fo:hyphenate="false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CódigoHTML" style:display-name="Código HTML" style:family="text" style:parent-style-name="Fonteparág.padrão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DRIGO BARBOSA DOS SANTOS</meta:initial-creator>
    <dc:creator>RODRIGO BARBOSA DOS SANTOS</dc:creator>
    <meta:creation-date>2023-01-19T19:42:00Z</meta:creation-date>
    <dc:date>2023-01-19T19:43:00Z</dc:date>
    <meta:template xlink:href="Normal" xlink:type="simple"/>
    <meta:editing-cycles>1</meta:editing-cycles>
    <meta:editing-duration>PT60S</meta:editing-duration>
    <meta:document-statistic meta:page-count="4" meta:paragraph-count="11" meta:word-count="888" meta:character-count="5674" meta:row-count="39" meta:non-whitespace-character-count="4797"/>
  </office:meta>
</office:document-meta>
</file>